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2 CSS</text:p>
      <text:p text:style-name="P1"/>
      <text:p text:style-name="P2">-Versión Inglesa, ¿por qué los últimos 5 párrafos se muestran de forma diferente que los 2 primeros?</text:p>
      <text:p text:style-name="P3">Porque los dos primeros párrafos tienen nombrados un tipo de clase (verse) diferente al resto que tienen asignados color maroon y un margen izquierdo de 60px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26:58</meta:creation-date>
    <dc:date>2016-11-16T09:36:28</dc:date>
    <meta:editing-duration>PT1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45" meta:character-count="265" meta:non-whitespace-character-count="223"/>
  </office:meta>
</office:document-meta>
</file>